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00" draw:marker-start-width="0.35cm" draw:marker-end="" draw:marker-end-width="0.4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35cm" draw:marker-end="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draw:stroke="dash" draw:stroke-dash="Fine_20_Dashed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0pt" style:font-size-asian="30pt" style:font-size-complex="30pt"/>
    </style:style>
    <style:style style:name="P3" style:family="paragraph">
      <style:text-properties fo:font-size="35pt" fo:font-weight="bold" style:font-size-asian="35pt" style:font-weight-asian="bold" style:font-size-complex="35pt" style:font-weight-complex="bold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35pt" fo:font-weight="bold" style:font-size-asian="35pt" style:font-weight-asian="bold" style:font-size-complex="3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9cm" svg:height="2.9cm" svg:x="2cm" svg:y="15.6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9cm" svg:height="2.9cm" svg:x="2.001cm" svg:y="9.50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2.9cm" svg:height="2.9cm" svg:x="2.001cm" svg:y="3.401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.4cm" svg:y1="15.6cm" svg:x2="3.4cm" svg:y2="12.4cm">
          <text:p/>
        </draw:line>
        <draw:line draw:style-name="gr2" draw:text-style-name="P1" draw:layer="layout" svg:x1="3.4cm" svg:y1="9.525cm" svg:x2="3.4cm" svg:y2="6.325cm">
          <text:p/>
        </draw:line>
        <draw:connector draw:style-name="gr3" draw:text-style-name="P1" draw:layer="layout" draw:line-skew="0.547cm" svg:x1="4.9cm" svg:y1="17.05cm" svg:x2="4.901cm" svg:y2="4.851cm" draw:start-shape="id1" draw:start-glue-point="10" draw:end-shape="id2" draw:end-glue-point="10" svg:d="M4900 17050h1099v-12199h-1098" svg:viewBox="0 0 1100 12200">
          <text:p/>
        </draw:connector>
        <draw:custom-shape draw:style-name="gr1" draw:text-style-name="P2" draw:layer="layout" svg:width="2.9cm" svg:height="2.9cm" svg:x="9.001cm" svg:y="15.60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9cm" svg:height="2.9cm" svg:x="9.002cm" svg:y="9.50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9cm" svg:height="2.9cm" svg:x="9.002cm" svg:y="3.402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0.401cm" svg:y1="15.601cm" svg:x2="10.401cm" svg:y2="12.401cm">
          <text:p/>
        </draw:line>
        <draw:line draw:style-name="gr2" draw:text-style-name="P1" draw:layer="layout" svg:x1="10.401cm" svg:y1="9.526cm" svg:x2="10.401cm" svg:y2="6.326cm">
          <text:p/>
        </draw:line>
        <draw:custom-shape draw:style-name="gr1" draw:text-style-name="P2" xml:id="id3" draw:id="id3" draw:layer="layout" svg:width="2.9cm" svg:height="2.9cm" svg:x="16.001cm" svg:y="15.60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9cm" svg:height="2.9cm" svg:x="16.002cm" svg:y="9.50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2.9cm" svg:height="2.9cm" svg:x="16.002cm" svg:y="3.402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7.401cm" svg:y1="15.601cm" svg:x2="17.401cm" svg:y2="12.401cm">
          <text:p/>
        </draw:line>
        <draw:connector draw:style-name="gr3" draw:text-style-name="P1" draw:layer="layout" draw:line-skew="0.547cm" svg:x1="18.901cm" svg:y1="17.051cm" svg:x2="18.902cm" svg:y2="4.852cm" draw:start-shape="id3" draw:start-glue-point="10" draw:end-shape="id4" draw:end-glue-point="10" svg:d="M18901 17051h1099v-12199h-1098" svg:viewBox="0 0 1100 12200">
          <text:p/>
        </draw:connector>
        <draw:custom-shape draw:style-name="gr1" draw:text-style-name="P2" xml:id="id5" draw:id="id5" draw:layer="layout" svg:width="2.9cm" svg:height="2.9cm" svg:x="23.001cm" svg:y="15.60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9cm" svg:height="2.9cm" svg:x="23.002cm" svg:y="9.50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2.9cm" svg:height="2.9cm" svg:x="23.002cm" svg:y="3.402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4.401cm" svg:y1="9.526cm" svg:x2="24.401cm" svg:y2="6.326cm">
          <text:p/>
        </draw:line>
        <draw:connector draw:style-name="gr3" draw:text-style-name="P1" draw:layer="layout" draw:line-skew="0.547cm" svg:x1="25.901cm" svg:y1="17.051cm" svg:x2="25.902cm" svg:y2="4.852cm" draw:start-shape="id5" draw:start-glue-point="10" draw:end-shape="id6" draw:end-glue-point="10" svg:d="M25901 17051h1099v-12199h-1098" svg:viewBox="0 0 1100 12200">
          <text:p/>
        </draw:connector>
        <draw:frame draw:style-name="gr4" draw:text-style-name="P3" draw:layer="layout" svg:width="2.217cm" svg:height="1.635cm" svg:x="2.8cm" svg:y="1.1cm">
          <draw:text-box>
            <text:p><text:span text:style-name="T2">M0</text:span></text:p>
          </draw:text-box>
        </draw:frame>
        <draw:frame draw:style-name="gr4" draw:text-style-name="P3" draw:layer="layout" svg:width="2.217cm" svg:height="1.635cm" svg:x="9.701cm" svg:y="1.101cm">
          <draw:text-box>
            <text:p><text:span text:style-name="T2">M1</text:span></text:p>
          </draw:text-box>
        </draw:frame>
        <draw:frame draw:style-name="gr4" draw:text-style-name="P3" draw:layer="layout" svg:width="2.217cm" svg:height="1.635cm" svg:x="16.701cm" svg:y="1.101cm">
          <draw:text-box>
            <text:p><text:span text:style-name="T2">M2</text:span></text:p>
          </draw:text-box>
        </draw:frame>
        <draw:frame draw:style-name="gr4" draw:text-style-name="P3" draw:layer="layout" svg:width="2.217cm" svg:height="1.635cm" svg:x="23.701cm" svg:y="1.101cm">
          <draw:text-box>
            <text:p><text:span text:style-name="T2">M3</text:span></text:p>
          </draw:text-box>
        </draw:frame>
      </draw:page>
      <draw:page draw:name="page2" draw:style-name="dp1" draw:master-page-name="Default">
        <draw:custom-shape draw:style-name="gr1" draw:text-style-name="P2" draw:layer="layout" svg:width="2cm" svg:height="2cm" svg:x="2cm" svg:y="17.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cm" svg:height="2cm" svg:x="6.701cm" svg:y="17.801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cm" svg:height="2cm" svg:x="2.001cm" svg:y="13.80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cm" svg:height="2cm" svg:x="6.701cm" svg:y="13.801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cm" svg:height="2cm" svg:x="4.401cm" svg:y="10.901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3cm" svg:y1="17.8cm" svg:x2="3cm" svg:y2="15.8cm">
          <text:p/>
        </draw:line>
        <draw:line draw:style-name="gr3" draw:text-style-name="P1" draw:layer="layout" svg:x1="7.8cm" svg:y1="17.825cm" svg:x2="7.8cm" svg:y2="15.825cm">
          <text:p/>
        </draw:line>
        <draw:line draw:style-name="gr3" draw:text-style-name="P1" draw:layer="layout" svg:x1="3.5cm" svg:y1="13.9cm" svg:x2="4.7cm" svg:y2="12.7cm">
          <text:p/>
        </draw:line>
        <draw:line draw:style-name="gr3" draw:text-style-name="P1" draw:layer="layout" svg:x1="7.175cm" svg:y1="13.935cm" svg:x2="5.975cm" svg:y2="12.735cm">
          <text:p/>
        </draw:line>
        <draw:line draw:style-name="gr5" draw:text-style-name="P1" draw:layer="layout" svg:x1="4cm" svg:y1="14.8cm" svg:x2="6.7cm" svg:y2="14.8cm">
          <text:p/>
        </draw:line>
        <draw:line draw:style-name="gr5" draw:text-style-name="P1" draw:layer="layout" svg:x1="4cm" svg:y1="18.8cm" svg:x2="6.7cm" svg:y2="18.8cm">
          <text:p/>
        </draw:line>
        <draw:custom-shape draw:style-name="gr1" draw:text-style-name="P2" draw:layer="layout" svg:width="2cm" svg:height="2cm" svg:x="2.001cm" svg:y="8.10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cm" svg:height="2cm" svg:x="6.702cm" svg:y="8.102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cm" svg:height="2cm" svg:x="2.002cm" svg:y="4.10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cm" svg:height="2cm" svg:x="6.702cm" svg:y="4.102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cm" svg:height="2cm" svg:x="4.402cm" svg:y="1.202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3.001cm" svg:y1="8.101cm" svg:x2="3.001cm" svg:y2="6.101cm">
          <text:p/>
        </draw:line>
        <draw:line draw:style-name="gr3" draw:text-style-name="P1" draw:layer="layout" svg:x1="7.801cm" svg:y1="8.126cm" svg:x2="7.801cm" svg:y2="6.126cm">
          <text:p/>
        </draw:line>
        <draw:line draw:style-name="gr3" draw:text-style-name="P1" draw:layer="layout" svg:x1="3.501cm" svg:y1="4.201cm" svg:x2="4.701cm" svg:y2="3.001cm">
          <text:p/>
        </draw:line>
        <draw:line draw:style-name="gr3" draw:text-style-name="P1" draw:layer="layout" svg:x1="7.176cm" svg:y1="4.236cm" svg:x2="5.976cm" svg:y2="3.036cm">
          <text:p/>
        </draw:line>
        <draw:line draw:style-name="gr5" draw:text-style-name="P1" draw:layer="layout" svg:x1="4.001cm" svg:y1="5.101cm" svg:x2="6.701cm" svg:y2="5.101cm">
          <text:p/>
        </draw:line>
        <draw:line draw:style-name="gr5" draw:text-style-name="P1" draw:layer="layout" svg:x1="4.001cm" svg:y1="9.101cm" svg:x2="6.701cm" svg:y2="9.101cm">
          <text:p/>
        </draw:line>
        <draw:line draw:style-name="gr5" draw:text-style-name="P1" draw:layer="layout" svg:x1="6.937cm" svg:y1="8.487cm" svg:x2="3.901cm" svg:y2="5.601cm">
          <text:p/>
        </draw:line>
        <draw:line draw:style-name="gr5" draw:text-style-name="P1" draw:layer="layout" svg:x1="3.865cm" svg:y1="8.487cm" svg:x2="6.901cm" svg:y2="5.701cm">
          <text:p/>
        </draw:line>
        <draw:custom-shape draw:style-name="gr1" draw:text-style-name="P2" draw:layer="layout" svg:width="2cm" svg:height="2cm" svg:x="20.203cm" svg:y="8.10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cm" svg:height="2cm" svg:x="24.904cm" svg:y="8.104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cm" svg:height="2cm" svg:x="20.204cm" svg:y="4.104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cm" svg:height="2cm" svg:x="24.904cm" svg:y="4.104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cm" svg:height="2cm" svg:x="22.604cm" svg:y="1.204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1.203cm" svg:y1="8.103cm" svg:x2="21.203cm" svg:y2="6.103cm">
          <text:p/>
        </draw:line>
        <draw:line draw:style-name="gr3" draw:text-style-name="P1" draw:layer="layout" svg:x1="26.003cm" svg:y1="8.128cm" svg:x2="26.003cm" svg:y2="6.128cm">
          <text:p/>
        </draw:line>
        <draw:line draw:style-name="gr3" draw:text-style-name="P1" draw:layer="layout" svg:x1="21.703cm" svg:y1="4.203cm" svg:x2="22.903cm" svg:y2="3.003cm">
          <text:p/>
        </draw:line>
        <draw:line draw:style-name="gr3" draw:text-style-name="P1" draw:layer="layout" svg:x1="25.378cm" svg:y1="4.238cm" svg:x2="24.178cm" svg:y2="3.038cm">
          <text:p/>
        </draw:line>
        <draw:line draw:style-name="gr6" draw:text-style-name="P1" draw:layer="layout" svg:x1="22.203cm" svg:y1="9.103cm" svg:x2="24.903cm" svg:y2="9.103cm">
          <text:p/>
        </draw:line>
        <draw:custom-shape draw:style-name="gr1" draw:text-style-name="P2" draw:layer="layout" svg:width="2cm" svg:height="2cm" svg:x="20.204cm" svg:y="17.804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cm" svg:height="2cm" svg:x="24.905cm" svg:y="17.805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cm" svg:height="2cm" svg:x="20.205cm" svg:y="13.805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cm" svg:height="2cm" svg:x="24.905cm" svg:y="13.805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cm" svg:height="2cm" svg:x="22.605cm" svg:y="10.905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1.204cm" svg:y1="17.804cm" svg:x2="21.204cm" svg:y2="15.804cm">
          <text:p/>
        </draw:line>
        <draw:line draw:style-name="gr3" draw:text-style-name="P1" draw:layer="layout" svg:x1="26.004cm" svg:y1="17.829cm" svg:x2="26.004cm" svg:y2="15.829cm">
          <text:p/>
        </draw:line>
        <draw:line draw:style-name="gr3" draw:text-style-name="P1" draw:layer="layout" svg:x1="21.704cm" svg:y1="13.904cm" svg:x2="22.904cm" svg:y2="12.704cm">
          <text:p/>
        </draw:line>
        <draw:line draw:style-name="gr3" draw:text-style-name="P1" draw:layer="layout" svg:x1="25.379cm" svg:y1="13.939cm" svg:x2="24.179cm" svg:y2="12.739cm">
          <text:p/>
        </draw:line>
        <draw:custom-shape draw:style-name="gr1" draw:text-style-name="P2" draw:layer="layout" svg:width="2cm" svg:height="2cm" svg:x="11.105cm" svg:y="17.805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cm" svg:height="2cm" svg:x="15.806cm" svg:y="17.806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cm" svg:height="2cm" svg:x="11.106cm" svg:y="13.806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cm" svg:height="2cm" svg:x="15.806cm" svg:y="13.806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cm" svg:height="2cm" svg:x="13.506cm" svg:y="10.906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6.905cm" svg:y1="17.83cm" svg:x2="16.905cm" svg:y2="15.83cm">
          <text:p/>
        </draw:line>
        <draw:line draw:style-name="gr3" draw:text-style-name="P1" draw:layer="layout" svg:x1="12.605cm" svg:y1="13.905cm" svg:x2="13.805cm" svg:y2="12.705cm">
          <text:p/>
        </draw:line>
        <draw:line draw:style-name="gr5" draw:text-style-name="P1" draw:layer="layout" svg:x1="13.105cm" svg:y1="14.805cm" svg:x2="15.805cm" svg:y2="14.805cm">
          <text:p/>
        </draw:line>
        <draw:custom-shape draw:style-name="gr1" draw:text-style-name="P2" draw:layer="layout" svg:width="2cm" svg:height="2cm" svg:x="11.106cm" svg:y="8.006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cm" svg:height="2cm" svg:x="15.807cm" svg:y="8.007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cm" svg:height="2cm" svg:x="11.107cm" svg:y="4.007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cm" svg:height="2cm" svg:x="15.807cm" svg:y="4.007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cm" svg:height="2cm" svg:x="13.507cm" svg:y="1.107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2.106cm" svg:y1="8.006cm" svg:x2="12.106cm" svg:y2="6.006cm">
          <text:p/>
        </draw:line>
        <draw:line draw:style-name="gr3" draw:text-style-name="P1" draw:layer="layout" svg:x1="16.906cm" svg:y1="8.031cm" svg:x2="16.906cm" svg:y2="6.031cm">
          <text:p/>
        </draw:line>
        <draw:line draw:style-name="gr3" draw:text-style-name="P1" draw:layer="layout" svg:x1="12.606cm" svg:y1="4.106cm" svg:x2="13.806cm" svg:y2="2.906cm">
          <text:p/>
        </draw:line>
        <draw:line draw:style-name="gr3" draw:text-style-name="P1" draw:layer="layout" svg:x1="16.281cm" svg:y1="4.141cm" svg:x2="15.081cm" svg:y2="2.941cm">
          <text:p/>
        </draw:line>
        <draw:line draw:style-name="gr5" draw:text-style-name="P1" draw:layer="layout" svg:x1="3.8cm" svg:y1="8.5cm" svg:x2="5.3cm" svg:y2="3.2cm">
          <text:p/>
        </draw:line>
        <draw:line draw:style-name="gr5" draw:text-style-name="P1" draw:layer="layout" svg:x1="6.9cm" svg:y1="8.4cm" svg:x2="5.4cm" svg:y2="3.2cm">
          <text:p/>
        </draw:line>
        <draw:line draw:style-name="gr5" draw:text-style-name="P1" draw:layer="layout" svg:x1="12.9cm" svg:y1="18.2cm" svg:x2="14.4cm" svg:y2="12.9cm">
          <text:p/>
        </draw:line>
        <draw:line draw:style-name="gr5" draw:text-style-name="P1" draw:layer="layout" svg:x1="22cm" svg:y1="18.199cm" svg:x2="23.5cm" svg:y2="12.899cm">
          <text:p/>
        </draw:line>
        <draw:line draw:style-name="gr5" draw:text-style-name="P1" draw:layer="layout" svg:x1="25.1cm" svg:y1="18.1cm" svg:x2="23.6cm" svg:y2="12.9cm">
          <text:p/>
        </draw:line>
        <draw:line draw:style-name="gr6" draw:text-style-name="P1" draw:layer="layout" svg:x1="22.203cm" svg:y1="5.103cm" svg:x2="24.903cm" svg:y2="5.103cm">
          <text:p/>
        </draw:line>
        <draw:frame draw:style-name="gr4" draw:text-style-name="P3" draw:layer="layout" svg:width="2.217cm" svg:height="1.635cm" svg:x="1.601cm" svg:y="1.301cm">
          <draw:text-box>
            <text:p><text:span text:style-name="T2">M0</text:span></text:p>
          </draw:text-box>
        </draw:frame>
        <draw:frame draw:style-name="gr4" draw:text-style-name="P3" draw:layer="layout" svg:width="2.217cm" svg:height="1.635cm" svg:x="10.702cm" svg:y="1.302cm">
          <draw:text-box>
            <text:p><text:span text:style-name="T2">M1</text:span></text:p>
          </draw:text-box>
        </draw:frame>
        <draw:frame draw:style-name="gr4" draw:text-style-name="P3" draw:layer="layout" svg:width="2.217cm" svg:height="1.635cm" svg:x="22.403cm" svg:y="5.003cm">
          <draw:text-box>
            <text:p><text:span text:style-name="T2">M2</text:span></text:p>
          </draw:text-box>
        </draw:frame>
        <draw:frame draw:style-name="gr4" draw:text-style-name="P3" draw:layer="layout" svg:width="2.217cm" svg:height="1.635cm" svg:x="22.404cm" svg:y="7.604cm">
          <draw:text-box>
            <text:p><text:span text:style-name="T2">M3</text:span></text:p>
          </draw:text-box>
        </draw:frame>
        <draw:frame draw:style-name="gr4" draw:text-style-name="P3" draw:layer="layout" svg:width="2.217cm" svg:height="1.635cm" svg:x="1.602cm" svg:y="11.002cm">
          <draw:text-box>
            <text:p><text:span text:style-name="T2">M4</text:span></text:p>
          </draw:text-box>
        </draw:frame>
        <draw:frame draw:style-name="gr4" draw:text-style-name="P3" draw:layer="layout" svg:width="2.217cm" svg:height="1.635cm" svg:x="10.803cm" svg:y="11.003cm">
          <draw:text-box>
            <text:p><text:span text:style-name="T2">M5</text:span></text:p>
          </draw:text-box>
        </draw:frame>
        <draw:frame draw:style-name="gr4" draw:text-style-name="P3" draw:layer="layout" svg:width="2.217cm" svg:height="1.635cm" svg:x="19.904cm" svg:y="11.004cm">
          <draw:text-box>
            <text:p><text:span text:style-name="T2">M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2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0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usty </meta:initial-creator>
    <meta:creation-date>2016-05-23T20:38:41.845581596</meta:creation-date>
    <dc:date>2016-05-24T01:40:52.571318913</dc:date>
    <dc:creator>rusty </dc:creator>
    <meta:editing-duration>PT4H50M26S</meta:editing-duration>
    <meta:editing-cycles>7</meta:editing-cycles>
    <meta:generator>LibreOffice/4.2.8.2$Linux_X86_64 LibreOffice_project/420m0$Build-2</meta:generator>
    <meta:document-statistic meta:object-count="98"/>
  </office:meta>
</office:document-meta>
</file>